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fill-color="#ffffff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width="0.05cm" svg:stroke-color="#000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rect draw:style-name="gr1" draw:text-style-name="P1" xml:id="id2" draw:id="id2" draw:layer="layout" svg:width="3cm" svg:height="2cm" svg:x="7cm" svg:y="2cm">
          <text:p text:style-name="P1"><text:span text:style-name="T1">MICRO</text:span></text:p>
          <text:p text:style-name="P1"><text:span text:style-name="T1">CONTROLLER</text:span></text:p>
          <text:p text:style-name="P1"><text:span text:style-name="T1">(ESP32)</text:span></text:p>
        </draw:rect>
        <draw:rect draw:style-name="gr1" draw:text-style-name="P2" xml:id="id1" draw:id="id1" draw:layer="layout" svg:width="3cm" svg:height="2cm" svg:x="7cm" svg:y="5cm">
          <text:p text:style-name="P2"><text:span text:style-name="T2">DISTANCE</text:span></text:p>
          <text:p text:style-name="P2"><text:span text:style-name="T2">SENSOR</text:span></text:p>
        </draw:rect>
        <draw:connector draw:style-name="gr2" draw:text-style-name="P3" draw:layer="layout" draw:type="lines" svg:x1="8.5cm" svg:y1="5cm" svg:x2="8.5cm" svg:y2="4cm" draw:start-shape="id1" draw:start-glue-point="0" draw:end-shape="id2" draw:end-glue-point="2" svg:d="M8500 5000v-525 50-525">
          <text:p/>
        </draw:connector>
        <draw:rect draw:style-name="gr1" draw:text-style-name="P4" xml:id="id3" draw:id="id3" draw:layer="layout" svg:width="3cm" svg:height="2cm" svg:x="2cm" svg:y="2cm">
          <text:p text:style-name="P4"><text:span text:style-name="T3">COMPUTER</text:span></text:p>
        </draw:rect>
        <draw:circle draw:style-name="gr3" draw:text-style-name="P3" draw:layer="layout" svg:width="0.6cm" svg:height="0.6cm" svg:x="17.6cm" svg:y="4.4cm">
          <text:p/>
        </draw:circle>
        <draw:line draw:style-name="gr4" draw:text-style-name="P3" draw:layer="layout" svg:x1="17.9cm" svg:y1="5cm" svg:x2="17.9cm" svg:y2="6cm">
          <text:p/>
        </draw:line>
        <draw:line draw:style-name="gr4" draw:text-style-name="P3" draw:layer="layout" svg:x1="17.9cm" svg:y1="6cm" svg:x2="17.4cm" svg:y2="7cm">
          <text:p/>
        </draw:line>
        <draw:line draw:style-name="gr4" draw:text-style-name="P3" draw:layer="layout" svg:x1="17.9cm" svg:y1="6cm" svg:x2="18.4cm" svg:y2="7cm">
          <text:p/>
        </draw:line>
        <draw:line draw:style-name="gr4" draw:text-style-name="P3" draw:layer="layout" svg:x1="17.9cm" svg:y1="5.3cm" svg:x2="17.4cm" svg:y2="5.6cm">
          <text:p/>
        </draw:line>
        <draw:line draw:style-name="gr4" draw:text-style-name="P3" draw:layer="layout" svg:x1="18.4cm" svg:y1="5.6cm" svg:x2="17.9cm" svg:y2="5.3cm">
          <text:p/>
        </draw:line>
        <draw:path draw:style-name="gr4" draw:text-style-name="P3" draw:layer="layout" svg:width="0.399cm" svg:height="1.199cm" svg:x="16cm" svg:y="5.4cm" svg:viewBox="0 0 400 1200" svg:d="M400 0c-901 600 0 1200 0 1200">
          <text:p/>
        </draw:path>
        <draw:path draw:style-name="gr4" draw:text-style-name="P3" draw:layer="layout" svg:width="0.399cm" svg:height="1.199cm" svg:x="15cm" svg:y="5.4cm" svg:viewBox="0 0 400 1200" svg:d="M400 0c-901 600 0 1200 0 1200">
          <text:p/>
        </draw:path>
        <draw:path draw:style-name="gr4" draw:text-style-name="P3" draw:layer="layout" svg:width="0.399cm" svg:height="1.199cm" svg:x="14cm" svg:y="5.4cm" svg:viewBox="0 0 400 1200" svg:d="M400 0c-901 600 0 1200 0 1200">
          <text:p/>
        </draw:path>
        <draw:path draw:style-name="gr4" draw:text-style-name="P3" draw:layer="layout" svg:width="0.399cm" svg:height="1.199cm" svg:x="13cm" svg:y="5.4cm" svg:viewBox="0 0 400 1200" svg:d="M400 0c-901 600 0 1200 0 1200">
          <text:p/>
        </draw:path>
        <draw:path draw:style-name="gr4" draw:text-style-name="P3" draw:layer="layout" svg:width="0.399cm" svg:height="1.199cm" svg:x="12cm" svg:y="5.4cm" svg:viewBox="0 0 400 1200" svg:d="M400 0c-901 600 0 1200 0 1200">
          <text:p/>
        </draw:path>
        <draw:path draw:style-name="gr4" draw:text-style-name="P3" draw:layer="layout" svg:width="0.399cm" svg:height="1.199cm" svg:x="11cm" svg:y="5.4cm" svg:viewBox="0 0 400 1200" svg:d="M400 0c-901 600 0 1200 0 1200">
          <text:p/>
        </draw:path>
        <draw:path draw:style-name="gr4" draw:text-style-name="P3" draw:layer="layout" svg:width="0.399cm" svg:height="1.199cm" svg:x="16.5cm" svg:y="5.4cm" svg:viewBox="0 0 400 1200" svg:d="M400 0c-901 600 0 1200 0 1200">
          <text:p/>
        </draw:path>
        <draw:path draw:style-name="gr4" draw:text-style-name="P3" draw:layer="layout" svg:width="0.399cm" svg:height="1.199cm" svg:x="15.5cm" svg:y="5.4cm" svg:viewBox="0 0 400 1200" svg:d="M400 0c-901 600 0 1200 0 1200">
          <text:p/>
        </draw:path>
        <draw:path draw:style-name="gr4" draw:text-style-name="P3" draw:layer="layout" svg:width="0.399cm" svg:height="1.199cm" svg:x="14.5cm" svg:y="5.4cm" svg:viewBox="0 0 400 1200" svg:d="M400 0c-901 600 0 1200 0 1200">
          <text:p/>
        </draw:path>
        <draw:path draw:style-name="gr4" draw:text-style-name="P3" draw:layer="layout" svg:width="0.399cm" svg:height="1.199cm" svg:x="13.5cm" svg:y="5.4cm" svg:viewBox="0 0 400 1200" svg:d="M400 0c-901 600 0 1200 0 1200">
          <text:p/>
        </draw:path>
        <draw:path draw:style-name="gr4" draw:text-style-name="P3" draw:layer="layout" svg:width="0.399cm" svg:height="1.199cm" svg:x="12.5cm" svg:y="5.4cm" svg:viewBox="0 0 400 1200" svg:d="M400 0c-901 600 0 1200 0 1200">
          <text:p/>
        </draw:path>
        <draw:path draw:style-name="gr4" draw:text-style-name="P3" draw:layer="layout" svg:width="0.399cm" svg:height="1.199cm" svg:x="11.5cm" svg:y="5.4cm" svg:viewBox="0 0 400 1200" svg:d="M400 0c-901 600 0 1200 0 1200">
          <text:p/>
        </draw:path>
        <draw:path draw:style-name="gr5" draw:text-style-name="P3" draw:layer="layout" svg:width="0.5cm" svg:height="1.199cm" svg:x="10cm" svg:y="5.4cm" svg:viewBox="0 0 501 1200" svg:d="M0 0c1126 600 0 1200 0 1200">
          <text:p text:style-name="P3"><text:line-break/><text:line-break/><text:line-break/><text:line-break/></text:p>
        </draw:path>
        <draw:connector draw:style-name="gr2" draw:text-style-name="P3" draw:layer="layout" draw:type="curve" svg:x1="7cm" svg:y1="3cm" svg:x2="5cm" svg:y2="3cm" draw:start-shape="id2" draw:start-glue-point="3" draw:end-shape="id3" draw:end-glue-point="1" svg:d="M7000 3000h-2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tonello da messina</meta:initial-creator>
    <meta:creation-date>2022-05-15T15:30:33</meta:creation-date>
    <dc:date>2022-05-15T15:47:16</dc:date>
    <dc:creator>antonello da messina</dc:creator>
    <meta:editing-duration>PT1M20S</meta:editing-duration>
    <meta:editing-cycles>2</meta:editing-cycles>
    <meta:generator>OpenOffice/4.1.10$Unix OpenOffice.org_project/4110m2$Build-9807</meta:generator>
    <meta:document-statistic meta:object-count="24"/>
  </office:meta>
</office:document-meta>
</file>